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4.272cm"/>
    </style:style>
    <style:style style:name="co5" style:family="table-column">
      <style:table-column-properties fo:break-before="auto" style:column-width="5.076cm"/>
    </style:style>
    <style:style style:name="co6" style:family="table-column">
      <style:table-column-properties fo:break-before="auto" style:column-width="3.496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"/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3" table:number-columns-repeated="2" table:default-cell-style-name="ce2"/>
        <table:table-column table:style-name="co8" table:default-cell-style-name="ce2"/>
        <table:table-column table:style-name="co3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1011" table:default-cell-style-name="ce2"/>
        <table:table-row table:style-name="ro1">
          <table:table-cell table:style-name="ce1" office:value-type="string" table:number-columns-spanned="3" table:number-rows-spanned="1">
            <text:p>Test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4" table:number-rows-spanned="1">
            <text:p>Commando</text:p>
          </table:table-cell>
          <table:covered-table-cell table:number-columns-repeated="3"/>
          <table:table-cell/>
          <table:table-cell table:style-name="ce1" office:value-type="string" table:number-columns-spanned="3" table:number-rows-spanned="1">
            <text:p>Berserker/Demolitions/Firebug</text:p>
          </table:table-cell>
          <table:covered-table-cell table:number-columns-repeated="2" table:style-name="ce1"/>
          <table:table-cell table:number-columns-repeated="1011"/>
        </table:table-row>
        <table:table-row table:style-name="ro1">
          <table:table-cell table:number-columns-repeated="4"/>
          <table:table-cell table:style-name="ce1" office:value-type="string">
            <text:p>Stalkers</text:p>
          </table:table-cell>
          <table:table-cell table:style-name="ce1" office:value-type="string">
            <text:p>Stalkers-Prev</text:p>
          </table:table-cell>
          <table:table-cell table:style-name="ce1" office:value-type="string">
            <text:p>lvl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Damage — PrevDamage</text:p>
          </table:table-cell>
          <table:table-cell/>
          <table:table-cell table:style-name="ce1" office:value-type="string">
            <text:p>lvl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Damage — PrevDamage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00">
            <text:p>10 000</text:p>
          </table:table-cell>
          <table:table-cell table:number-columns-repeated="2"/>
          <table:table-cell table:formula="of:=[.H3]/1000"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5000">
            <text:p>5 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000">
            <text:p>10 000</text:p>
          </table:table-cell>
          <table:table-cell table:number-columns-repeated="1012"/>
        </table:table-row>
        <table:table-row table:style-name="ro1">
          <table:table-cell table:formula="of:=[.A3]+1" office:value-type="float" office:value="1">
            <text:p>1</text:p>
          </table:table-cell>
          <table:table-cell table:formula="of:=([.A3]*250000+50000*[.A5])" office:value-type="float" office:value="100000">
            <text:p>100 000</text:p>
          </table:table-cell>
          <table:table-cell table:formula="of:=[.B4]-[.B3]" office:value-type="float" office:value="90000">
            <text:p>90 000</text:p>
          </table:table-cell>
          <table:table-cell/>
          <table:table-cell table:formula="of:=[.H4]/1000" office:value-type="float" office:value="50">
            <text:p>50</text:p>
          </table:table-cell>
          <table:table-cell table:formula="of:=[.E4]-[.E3]" office:value-type="float" office:value="45">
            <text:p>45</text:p>
          </table:table-cell>
          <table:table-cell table:formula="of:=[.G3]+1" office:value-type="float" office:value="1">
            <text:p>1</text:p>
          </table:table-cell>
          <table:table-cell table:formula="of:=(50000*[.G5])+([.G3]*250000-50000)" office:value-type="float" office:value="50000">
            <text:p>50 000</text:p>
          </table:table-cell>
          <table:table-cell table:formula="of:=[.H4]-[.H3]" office:value-type="float" office:value="45000">
            <text:p>45 000</text:p>
          </table:table-cell>
          <table:table-cell/>
          <table:table-cell table:formula="of:=[.K3]+1" office:value-type="float" office:value="1">
            <text:p>1</text:p>
          </table:table-cell>
          <table:table-cell table:formula="of:=(50000*[.K5])+([.K3]*250000+50000)" office:value-type="float" office:value="150000">
            <text:p>150 000</text:p>
          </table:table-cell>
          <table:table-cell table:formula="of:=[.L4]-[.L3]" office:value-type="float" office:value="140000">
            <text:p>140 000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">
            <text:p>2</text:p>
          </table:table-cell>
          <table:table-cell table:formula="of:=([.A4]*250000+50000*[.A6])+[.B4]" office:value-type="float" office:value="500000">
            <text:p>500 000</text:p>
          </table:table-cell>
          <table:table-cell table:formula="of:=[.B5]-[.B4]" office:value-type="float" office:value="400000">
            <text:p>400 000</text:p>
          </table:table-cell>
          <table:table-cell/>
          <table:table-cell table:formula="of:=[.H5]/1000" office:value-type="float" office:value="400">
            <text:p>400</text:p>
          </table:table-cell>
          <table:table-cell table:formula="of:=[.E5]-[.E4]" office:value-type="float" office:value="350">
            <text:p>350</text:p>
          </table:table-cell>
          <table:table-cell table:formula="of:=[.G4]+1" office:value-type="float" office:value="2">
            <text:p>2</text:p>
          </table:table-cell>
          <table:table-cell table:formula="of:=(50000*[.G6])+([.G4]*250000-50000)+[.H4]" office:value-type="float" office:value="400000">
            <text:p>400 000</text:p>
          </table:table-cell>
          <table:table-cell table:formula="of:=[.H5]-[.H4]" office:value-type="float" office:value="350000">
            <text:p>350 000</text:p>
          </table:table-cell>
          <table:table-cell/>
          <table:table-cell table:formula="of:=[.K4]+1" office:value-type="float" office:value="2">
            <text:p>2</text:p>
          </table:table-cell>
          <table:table-cell table:formula="of:=(50000*[.K6])+([.K4]*250000+50000)+[.L4]" office:value-type="float" office:value="600000">
            <text:p>600 000</text:p>
          </table:table-cell>
          <table:table-cell table:formula="of:=[.L5]-[.L4]" office:value-type="float" office:value="450000">
            <text:p>450 000</text:p>
          </table:table-cell>
          <table:table-cell table:number-columns-repeated="1011"/>
        </table:table-row>
        <table:table-row table:style-name="ro1">
          <table:table-cell table:formula="of:=[.A5]+1" office:value-type="float" office:value="3">
            <text:p>3</text:p>
          </table:table-cell>
          <table:table-cell table:formula="of:=([.A5]*250000+50000*[.A7])+[.B5]" office:value-type="float" office:value="1200000">
            <text:p>1 200 000</text:p>
          </table:table-cell>
          <table:table-cell table:formula="of:=[.B6]-[.B5]" office:value-type="float" office:value="700000">
            <text:p>700 000</text:p>
          </table:table-cell>
          <table:table-cell/>
          <table:table-cell table:formula="of:=[.H6]/1000" office:value-type="float" office:value="1050">
            <text:p>1 050</text:p>
          </table:table-cell>
          <table:table-cell table:formula="of:=[.E6]-[.E5]" office:value-type="float" office:value="650">
            <text:p>650</text:p>
          </table:table-cell>
          <table:table-cell table:formula="of:=[.G5]+1" office:value-type="float" office:value="3">
            <text:p>3</text:p>
          </table:table-cell>
          <table:table-cell table:formula="of:=(50000*[.G7])+([.G5]*250000-50000)+[.H5]" office:value-type="float" office:value="1050000">
            <text:p>1 050 000</text:p>
          </table:table-cell>
          <table:table-cell table:formula="of:=[.H6]-[.H5]" office:value-type="float" office:value="650000">
            <text:p>650 000</text:p>
          </table:table-cell>
          <table:table-cell/>
          <table:table-cell table:formula="of:=[.K5]+1" office:value-type="float" office:value="3">
            <text:p>3</text:p>
          </table:table-cell>
          <table:table-cell table:formula="of:=(50000*[.K7])+([.K5]*250000+50000)+[.L5]" office:value-type="float" office:value="1350000">
            <text:p>1 350 000</text:p>
          </table:table-cell>
          <table:table-cell table:formula="of:=[.L6]-[.L5]" office:value-type="float" office:value="750000">
            <text:p>750 000</text:p>
          </table:table-cell>
          <table:table-cell table:number-columns-repeated="1011"/>
        </table:table-row>
        <table:table-row table:style-name="ro1">
          <table:table-cell table:formula="of:=[.A6]+1" office:value-type="float" office:value="4">
            <text:p>4</text:p>
          </table:table-cell>
          <table:table-cell table:formula="of:=([.A6]*250000+50000*[.A8])+[.B6]" office:value-type="float" office:value="2200000">
            <text:p>2 200 000</text:p>
          </table:table-cell>
          <table:table-cell table:formula="of:=[.B7]-[.B6]" office:value-type="float" office:value="1000000">
            <text:p>1 000 000</text:p>
          </table:table-cell>
          <table:table-cell/>
          <table:table-cell table:formula="of:=[.H7]/1000" office:value-type="float" office:value="2000">
            <text:p>2 000</text:p>
          </table:table-cell>
          <table:table-cell table:formula="of:=[.E7]-[.E6]" office:value-type="float" office:value="950">
            <text:p>950</text:p>
          </table:table-cell>
          <table:table-cell table:formula="of:=[.G6]+1" office:value-type="float" office:value="4">
            <text:p>4</text:p>
          </table:table-cell>
          <table:table-cell table:formula="of:=(50000*[.G8])+([.G6]*250000-50000)+[.H6]" office:value-type="float" office:value="2000000">
            <text:p>2 000 000</text:p>
          </table:table-cell>
          <table:table-cell table:formula="of:=[.H7]-[.H6]" office:value-type="float" office:value="950000">
            <text:p>950 000</text:p>
          </table:table-cell>
          <table:table-cell/>
          <table:table-cell table:formula="of:=[.K6]+1" office:value-type="float" office:value="4">
            <text:p>4</text:p>
          </table:table-cell>
          <table:table-cell table:formula="of:=(50000*[.K8])+([.K6]*250000+50000)+[.L6]" office:value-type="float" office:value="2400000">
            <text:p>2 400 000</text:p>
          </table:table-cell>
          <table:table-cell table:formula="of:=[.L7]-[.L6]" office:value-type="float" office:value="1050000">
            <text:p>1 050 000</text:p>
          </table:table-cell>
          <table:table-cell table:number-columns-repeated="1011"/>
        </table:table-row>
        <table:table-row table:style-name="ro1">
          <table:table-cell table:formula="of:=[.A7]+1" office:value-type="float" office:value="5">
            <text:p>5</text:p>
          </table:table-cell>
          <table:table-cell table:formula="of:=([.A7]*250000+50000*[.A9])+[.B7]" office:value-type="float" office:value="3500000">
            <text:p>3 500 000</text:p>
          </table:table-cell>
          <table:table-cell table:formula="of:=[.B8]-[.B7]" office:value-type="float" office:value="1300000">
            <text:p>1 300 000</text:p>
          </table:table-cell>
          <table:table-cell/>
          <table:table-cell table:formula="of:=[.H8]/1000" office:value-type="float" office:value="3250">
            <text:p>3 250</text:p>
          </table:table-cell>
          <table:table-cell table:formula="of:=[.E8]-[.E7]" office:value-type="float" office:value="1250">
            <text:p>1 250</text:p>
          </table:table-cell>
          <table:table-cell table:formula="of:=[.G7]+1" office:value-type="float" office:value="5">
            <text:p>5</text:p>
          </table:table-cell>
          <table:table-cell table:formula="of:=(50000*[.G9])+([.G7]*250000-50000)+[.H7]" office:value-type="float" office:value="3250000">
            <text:p>3 250 000</text:p>
          </table:table-cell>
          <table:table-cell table:formula="of:=[.H8]-[.H7]" office:value-type="float" office:value="1250000">
            <text:p>1 250 000</text:p>
          </table:table-cell>
          <table:table-cell/>
          <table:table-cell table:formula="of:=[.K7]+1" office:value-type="float" office:value="5">
            <text:p>5</text:p>
          </table:table-cell>
          <table:table-cell table:formula="of:=(50000*[.K9])+([.K7]*250000+50000)+[.L7]" office:value-type="float" office:value="3750000">
            <text:p>3 750 000</text:p>
          </table:table-cell>
          <table:table-cell table:formula="of:=[.L8]-[.L7]" office:value-type="float" office:value="1350000">
            <text:p>1 350 000</text:p>
          </table:table-cell>
          <table:table-cell table:number-columns-repeated="1011"/>
        </table:table-row>
        <table:table-row table:style-name="ro1">
          <table:table-cell table:formula="of:=[.A8]+1" office:value-type="float" office:value="6">
            <text:p>6</text:p>
          </table:table-cell>
          <table:table-cell table:formula="of:=([.A8]*250000+50000*[.A10])+[.B8]" office:value-type="float" office:value="5100000">
            <text:p>5 100 000</text:p>
          </table:table-cell>
          <table:table-cell table:formula="of:=[.B9]-[.B8]" office:value-type="float" office:value="1600000">
            <text:p>1 600 000</text:p>
          </table:table-cell>
          <table:table-cell/>
          <table:table-cell table:formula="of:=[.H9]/1000" office:value-type="float" office:value="4800">
            <text:p>4 800</text:p>
          </table:table-cell>
          <table:table-cell table:formula="of:=[.E9]-[.E8]" office:value-type="float" office:value="1550">
            <text:p>1 550</text:p>
          </table:table-cell>
          <table:table-cell table:formula="of:=[.G8]+1" office:value-type="float" office:value="6">
            <text:p>6</text:p>
          </table:table-cell>
          <table:table-cell table:formula="of:=(50000*[.G10])+([.G8]*250000-50000)+[.H8]" office:value-type="float" office:value="4800000">
            <text:p>4 800 000</text:p>
          </table:table-cell>
          <table:table-cell table:formula="of:=[.H9]-[.H8]" office:value-type="float" office:value="1550000">
            <text:p>1 550 000</text:p>
          </table:table-cell>
          <table:table-cell/>
          <table:table-cell table:formula="of:=[.K8]+1" office:value-type="float" office:value="6">
            <text:p>6</text:p>
          </table:table-cell>
          <table:table-cell table:formula="of:=(50000*[.K10])+([.K8]*250000+50000)+[.L8]" office:value-type="float" office:value="5400000">
            <text:p>5 400 000</text:p>
          </table:table-cell>
          <table:table-cell table:formula="of:=[.L9]-[.L8]" office:value-type="float" office:value="1650000">
            <text:p>1 650 000</text:p>
          </table:table-cell>
          <table:table-cell table:number-columns-repeated="1011"/>
        </table:table-row>
        <table:table-row table:style-name="ro1">
          <table:table-cell table:formula="of:=[.A9]+1" office:value-type="float" office:value="7">
            <text:p>7</text:p>
          </table:table-cell>
          <table:table-cell table:formula="of:=([.A9]*250000+50000*[.A11])+[.B9]" office:value-type="float" office:value="7000000">
            <text:p>7 000 000</text:p>
          </table:table-cell>
          <table:table-cell table:formula="of:=[.B10]-[.B9]" office:value-type="float" office:value="1900000">
            <text:p>1 900 000</text:p>
          </table:table-cell>
          <table:table-cell/>
          <table:table-cell table:formula="of:=[.H10]/1000" office:value-type="float" office:value="6650">
            <text:p>6 650</text:p>
          </table:table-cell>
          <table:table-cell table:formula="of:=[.E10]-[.E9]" office:value-type="float" office:value="1850">
            <text:p>1 850</text:p>
          </table:table-cell>
          <table:table-cell table:formula="of:=[.G9]+1" office:value-type="float" office:value="7">
            <text:p>7</text:p>
          </table:table-cell>
          <table:table-cell table:formula="of:=(50000*[.G11])+([.G9]*250000-50000)+[.H9]" office:value-type="float" office:value="6650000">
            <text:p>6 650 000</text:p>
          </table:table-cell>
          <table:table-cell table:formula="of:=[.H10]-[.H9]" office:value-type="float" office:value="1850000">
            <text:p>1 850 000</text:p>
          </table:table-cell>
          <table:table-cell/>
          <table:table-cell table:formula="of:=[.K9]+1" office:value-type="float" office:value="7">
            <text:p>7</text:p>
          </table:table-cell>
          <table:table-cell table:formula="of:=(50000*[.K11])+([.K9]*250000+50000)+[.L9]" office:value-type="float" office:value="7350000">
            <text:p>7 350 000</text:p>
          </table:table-cell>
          <table:table-cell table:formula="of:=[.L10]-[.L9]" office:value-type="float" office:value="1950000">
            <text:p>1 950 000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8">
            <text:p>8</text:p>
          </table:table-cell>
          <table:table-cell table:formula="of:=([.A10]*250000+50000*[.A12])+[.B10]" office:value-type="float" office:value="9200000">
            <text:p>9 200 000</text:p>
          </table:table-cell>
          <table:table-cell table:formula="of:=[.B11]-[.B10]" office:value-type="float" office:value="2200000">
            <text:p>2 200 000</text:p>
          </table:table-cell>
          <table:table-cell/>
          <table:table-cell table:formula="of:=[.H11]/1000" office:value-type="float" office:value="8800">
            <text:p>8 800</text:p>
          </table:table-cell>
          <table:table-cell table:formula="of:=[.E11]-[.E10]" office:value-type="float" office:value="2150">
            <text:p>2 150</text:p>
          </table:table-cell>
          <table:table-cell table:formula="of:=[.G10]+1" office:value-type="float" office:value="8">
            <text:p>8</text:p>
          </table:table-cell>
          <table:table-cell table:formula="of:=(50000*[.G12])+([.G10]*250000-50000)+[.H10]" office:value-type="float" office:value="8800000">
            <text:p>8 800 000</text:p>
          </table:table-cell>
          <table:table-cell table:formula="of:=[.H11]-[.H10]" office:value-type="float" office:value="2150000">
            <text:p>2 150 000</text:p>
          </table:table-cell>
          <table:table-cell/>
          <table:table-cell table:formula="of:=[.K10]+1" office:value-type="float" office:value="8">
            <text:p>8</text:p>
          </table:table-cell>
          <table:table-cell table:formula="of:=(50000*[.K12])+([.K10]*250000+50000)+[.L10]" office:value-type="float" office:value="9600000">
            <text:p>9 600 000</text:p>
          </table:table-cell>
          <table:table-cell table:formula="of:=[.L11]-[.L10]" office:value-type="float" office:value="2250000">
            <text:p>2 250 000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9">
            <text:p>9</text:p>
          </table:table-cell>
          <table:table-cell table:formula="of:=([.A11]*250000+50000*[.A13])+[.B11]" office:value-type="float" office:value="11700000">
            <text:p>11 700 000</text:p>
          </table:table-cell>
          <table:table-cell table:formula="of:=[.B12]-[.B11]" office:value-type="float" office:value="2500000">
            <text:p>2 500 000</text:p>
          </table:table-cell>
          <table:table-cell/>
          <table:table-cell table:formula="of:=[.H12]/1000" office:value-type="float" office:value="11250">
            <text:p>11 250</text:p>
          </table:table-cell>
          <table:table-cell table:formula="of:=[.E12]-[.E11]" office:value-type="float" office:value="2450">
            <text:p>2 450</text:p>
          </table:table-cell>
          <table:table-cell table:formula="of:=[.G11]+1" office:value-type="float" office:value="9">
            <text:p>9</text:p>
          </table:table-cell>
          <table:table-cell table:formula="of:=(50000*[.G13])+([.G11]*250000-50000)+[.H11]" office:value-type="float" office:value="11250000">
            <text:p>11 250 000</text:p>
          </table:table-cell>
          <table:table-cell table:formula="of:=[.H12]-[.H11]" office:value-type="float" office:value="2450000">
            <text:p>2 450 000</text:p>
          </table:table-cell>
          <table:table-cell/>
          <table:table-cell table:formula="of:=[.K11]+1" office:value-type="float" office:value="9">
            <text:p>9</text:p>
          </table:table-cell>
          <table:table-cell table:formula="of:=(50000*[.K13])+([.K11]*250000+50000)+[.L11]" office:value-type="float" office:value="12150000">
            <text:p>12 150 000</text:p>
          </table:table-cell>
          <table:table-cell table:formula="of:=[.L12]-[.L11]" office:value-type="float" office:value="2550000">
            <text:p>2 550 000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0">
            <text:p>10</text:p>
          </table:table-cell>
          <table:table-cell table:formula="of:=([.A12]*250000+50000*[.A14])+[.B12]" office:value-type="float" office:value="14500000">
            <text:p>14 500 000</text:p>
          </table:table-cell>
          <table:table-cell table:formula="of:=[.B13]-[.B12]" office:value-type="float" office:value="2800000">
            <text:p>2 800 000</text:p>
          </table:table-cell>
          <table:table-cell/>
          <table:table-cell table:formula="of:=[.H13]/1000" office:value-type="float" office:value="14000">
            <text:p>14 000</text:p>
          </table:table-cell>
          <table:table-cell table:formula="of:=[.E13]-[.E12]" office:value-type="float" office:value="2750">
            <text:p>2 750</text:p>
          </table:table-cell>
          <table:table-cell table:formula="of:=[.G12]+1" office:value-type="float" office:value="10">
            <text:p>10</text:p>
          </table:table-cell>
          <table:table-cell table:formula="of:=(50000*[.G14])+([.G12]*250000-50000)+[.H12]" office:value-type="float" office:value="14000000">
            <text:p>14 000 000</text:p>
          </table:table-cell>
          <table:table-cell table:formula="of:=[.H13]-[.H12]" office:value-type="float" office:value="2750000">
            <text:p>2 750 000</text:p>
          </table:table-cell>
          <table:table-cell/>
          <table:table-cell table:formula="of:=[.K12]+1" office:value-type="float" office:value="10">
            <text:p>10</text:p>
          </table:table-cell>
          <table:table-cell table:formula="of:=(50000*[.K14])+([.K12]*250000+50000)+[.L12]" office:value-type="float" office:value="15000000">
            <text:p>15 000 000</text:p>
          </table:table-cell>
          <table:table-cell table:formula="of:=[.L13]-[.L12]" office:value-type="float" office:value="2850000">
            <text:p>2 850 000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1">
            <text:p>11</text:p>
          </table:table-cell>
          <table:table-cell table:number-columns-repeated="5"/>
          <table:table-cell table:formula="of:=[.G13]+1" office:value-type="float" office:value="11">
            <text:p>11</text:p>
          </table:table-cell>
          <table:table-cell table:number-columns-repeated="3"/>
          <table:table-cell table:formula="of:=[.K13]+1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formula="of:=[.G14]+1" office:value-type="float" office:value="12">
            <text:p>12</text:p>
          </table:table-cell>
          <table:table-cell table:number-columns-repeated="3"/>
          <table:table-cell table:formula="of:=[.K14]+1"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3" table:number-rows-spanned="1">
            <text:p>FieldMedic</text:p>
          </table:table-cell>
          <table:covered-table-cell table:number-columns-repeated="2"/>
          <table:table-cell table:number-columns-repeated="2"/>
          <table:table-cell table:style-name="ce1" office:value-type="string" table:number-columns-spanned="4" table:number-rows-spanned="1">
            <text:p>SupportSpec</text:p>
          </table:table-cell>
          <table:covered-table-cell table:number-columns-repeated="3"/>
          <table:table-cell/>
          <table:table-cell table:style-name="ce1" office:value-type="string" table:number-columns-spanned="3" table:number-rows-spanned="1">
            <text:p>Sharpshooter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style-name="ce1" office:value-type="string">
            <text:p>lvl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Damage — PrevDamage</text:p>
          </table:table-cell>
          <table:table-cell table:style-name="ce1"/>
          <table:table-cell table:style-name="ce1" office:value-type="string">
            <text:p>Weld</text:p>
          </table:table-cell>
          <table:table-cell table:style-name="ce1" office:value-type="string">
            <text:p>Weld — PrevWeld</text:p>
          </table:table-cell>
          <table:table-cell table:style-name="ce1" office:value-type="string">
            <text:p>lvl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Damage — PrevDamage</text:p>
          </table:table-cell>
          <table:table-cell/>
          <table:table-cell table:style-name="ce1" office:value-type="string">
            <text:p>lvl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Damage — PrevDamage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5000">
            <text:p>5 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formula="of:=[.A19]+1" office:value-type="float" office:value="1">
            <text:p>1</text:p>
          </table:table-cell>
          <table:table-cell table:formula="of:=(2500*[.A21])+([.A19]*2500)" office:value-type="float" office:value="5000">
            <text:p>5 000</text:p>
          </table:table-cell>
          <table:table-cell table:formula="of:=[.B20]-[.B19]" office:value-type="float" office:value="4500">
            <text:p>4 500</text:p>
          </table:table-cell>
          <table:table-cell/>
          <table:table-cell table:formula="of:=([.G19]*22500+[.G21]*500)" office:value-type="float" office:value="1000">
            <text:p>1 000</text:p>
          </table:table-cell>
          <table:table-cell table:formula="of:=[.E20]-[.E19]" office:value-type="float" office:value="900">
            <text:p>900</text:p>
          </table:table-cell>
          <table:table-cell table:formula="of:=[.G19]+1" office:value-type="float" office:value="1">
            <text:p>1</text:p>
          </table:table-cell>
          <table:table-cell table:formula="of:=(50000*[.G21])+([.G19]*250000-50000)" office:value-type="float" office:value="50000">
            <text:p>50 000</text:p>
          </table:table-cell>
          <table:table-cell table:formula="of:=[.H20]-[.H19]" office:value-type="float" office:value="45000">
            <text:p>45 000</text:p>
          </table:table-cell>
          <table:table-cell/>
          <table:table-cell table:formula="of:=[.K19]+1" office:value-type="float" office:value="1">
            <text:p>1</text:p>
          </table:table-cell>
          <table:table-cell table:formula="of:=(50*[.K21])+([.K19]*450+50)" office:value-type="float" office:value="150">
            <text:p>150</text:p>
          </table:table-cell>
          <table:table-cell table:formula="of:=[.L20]-[.L19]" office:value-type="float" office:value="140">
            <text:p>140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">
            <text:p>2</text:p>
          </table:table-cell>
          <table:table-cell table:formula="of:=(2500*[.A22])+([.A20]*2500)+[.B20]" office:value-type="float" office:value="15000">
            <text:p>15 000</text:p>
          </table:table-cell>
          <table:table-cell table:formula="of:=[.B21]-[.B20]" office:value-type="float" office:value="10000">
            <text:p>10 000</text:p>
          </table:table-cell>
          <table:table-cell/>
          <table:table-cell table:formula="of:=([.G20]*22500+[.G22]*500)+[.E20]" office:value-type="float" office:value="25000">
            <text:p>25 000</text:p>
          </table:table-cell>
          <table:table-cell table:formula="of:=[.E21]-[.E20]" office:value-type="float" office:value="24000">
            <text:p>24 000</text:p>
          </table:table-cell>
          <table:table-cell table:formula="of:=[.G20]+1" office:value-type="float" office:value="2">
            <text:p>2</text:p>
          </table:table-cell>
          <table:table-cell table:formula="of:=(50000*[.G22])+([.G20]*250000-50000)+[.H20]" office:value-type="float" office:value="400000">
            <text:p>400 000</text:p>
          </table:table-cell>
          <table:table-cell table:formula="of:=[.H21]-[.H20]" office:value-type="float" office:value="350000">
            <text:p>350 000</text:p>
          </table:table-cell>
          <table:table-cell/>
          <table:table-cell table:formula="of:=[.K20]+1" office:value-type="float" office:value="2">
            <text:p>2</text:p>
          </table:table-cell>
          <table:table-cell table:formula="of:=(50*[.K22])+([.K20]*450+50)+[.L20]" office:value-type="float" office:value="800">
            <text:p>800</text:p>
          </table:table-cell>
          <table:table-cell table:formula="of:=[.L21]-[.L20]" office:value-type="float" office:value="650">
            <text:p>650</text:p>
          </table:table-cell>
          <table:table-cell table:number-columns-repeated="1011"/>
        </table:table-row>
        <table:table-row table:style-name="ro1">
          <table:table-cell table:formula="of:=[.A21]+1" office:value-type="float" office:value="3">
            <text:p>3</text:p>
          </table:table-cell>
          <table:table-cell table:formula="of:=(2500*[.A23])+([.A21]*2500)+[.B21]" office:value-type="float" office:value="30000">
            <text:p>30 000</text:p>
          </table:table-cell>
          <table:table-cell table:formula="of:=[.B22]-[.B21]" office:value-type="float" office:value="15000">
            <text:p>15 000</text:p>
          </table:table-cell>
          <table:table-cell/>
          <table:table-cell table:formula="of:=([.G21]*22500+[.G23]*500)+[.E21]" office:value-type="float" office:value="72000">
            <text:p>72 000</text:p>
          </table:table-cell>
          <table:table-cell table:formula="of:=[.E22]-[.E21]" office:value-type="float" office:value="47000">
            <text:p>47 000</text:p>
          </table:table-cell>
          <table:table-cell table:formula="of:=[.G21]+1" office:value-type="float" office:value="3">
            <text:p>3</text:p>
          </table:table-cell>
          <table:table-cell table:formula="of:=(50000*[.G23])+([.G21]*250000-50000)+[.H21]" office:value-type="float" office:value="1050000">
            <text:p>1 050 000</text:p>
          </table:table-cell>
          <table:table-cell table:formula="of:=[.H22]-[.H21]" office:value-type="float" office:value="650000">
            <text:p>650 000</text:p>
          </table:table-cell>
          <table:table-cell/>
          <table:table-cell table:formula="of:=[.K21]+1" office:value-type="float" office:value="3">
            <text:p>3</text:p>
          </table:table-cell>
          <table:table-cell table:formula="of:=(50*[.K23])+([.K21]*450+50)+[.L21]" office:value-type="float" office:value="1950">
            <text:p>1 950</text:p>
          </table:table-cell>
          <table:table-cell table:formula="of:=[.L22]-[.L21]" office:value-type="float" office:value="1150">
            <text:p>1 150</text:p>
          </table:table-cell>
          <table:table-cell table:number-columns-repeated="1011"/>
        </table:table-row>
        <table:table-row table:style-name="ro1">
          <table:table-cell table:formula="of:=[.A22]+1" office:value-type="float" office:value="4">
            <text:p>4</text:p>
          </table:table-cell>
          <table:table-cell table:formula="of:=(2500*[.A24])+([.A22]*2500)+[.B22]" office:value-type="float" office:value="50000">
            <text:p>50 000</text:p>
          </table:table-cell>
          <table:table-cell table:formula="of:=[.B23]-[.B22]" office:value-type="float" office:value="20000">
            <text:p>20 000</text:p>
          </table:table-cell>
          <table:table-cell/>
          <table:table-cell table:formula="of:=([.G22]*22500+[.G24]*500)+[.E22]" office:value-type="float" office:value="142000">
            <text:p>142 000</text:p>
          </table:table-cell>
          <table:table-cell table:formula="of:=[.E23]-[.E22]" office:value-type="float" office:value="70000">
            <text:p>70 000</text:p>
          </table:table-cell>
          <table:table-cell table:formula="of:=[.G22]+1" office:value-type="float" office:value="4">
            <text:p>4</text:p>
          </table:table-cell>
          <table:table-cell table:formula="of:=(50000*[.G24])+([.G22]*250000-50000)+[.H22]" office:value-type="float" office:value="2000000">
            <text:p>2 000 000</text:p>
          </table:table-cell>
          <table:table-cell table:formula="of:=[.H23]-[.H22]" office:value-type="float" office:value="950000">
            <text:p>950 000</text:p>
          </table:table-cell>
          <table:table-cell/>
          <table:table-cell table:formula="of:=[.K22]+1" office:value-type="float" office:value="4">
            <text:p>4</text:p>
          </table:table-cell>
          <table:table-cell table:formula="of:=(50*[.K24])+([.K22]*450+50)+[.L22]" office:value-type="float" office:value="3600">
            <text:p>3 600</text:p>
          </table:table-cell>
          <table:table-cell table:formula="of:=[.L23]-[.L22]" office:value-type="float" office:value="1650">
            <text:p>1 650</text:p>
          </table:table-cell>
          <table:table-cell table:number-columns-repeated="1011"/>
        </table:table-row>
        <table:table-row table:style-name="ro1">
          <table:table-cell table:formula="of:=[.A23]+1" office:value-type="float" office:value="5">
            <text:p>5</text:p>
          </table:table-cell>
          <table:table-cell table:formula="of:=(2500*[.A25])+([.A23]*2500)+[.B23]" office:value-type="float" office:value="75000">
            <text:p>75 000</text:p>
          </table:table-cell>
          <table:table-cell table:formula="of:=[.B24]-[.B23]" office:value-type="float" office:value="25000">
            <text:p>25 000</text:p>
          </table:table-cell>
          <table:table-cell/>
          <table:table-cell table:formula="of:=([.G23]*22500+[.G25]*500)+[.E23]" office:value-type="float" office:value="235000">
            <text:p>235 000</text:p>
          </table:table-cell>
          <table:table-cell table:formula="of:=[.E24]-[.E23]" office:value-type="float" office:value="93000">
            <text:p>93 000</text:p>
          </table:table-cell>
          <table:table-cell table:formula="of:=[.G23]+1" office:value-type="float" office:value="5">
            <text:p>5</text:p>
          </table:table-cell>
          <table:table-cell table:formula="of:=(50000*[.G25])+([.G23]*250000-50000)+[.H23]" office:value-type="float" office:value="3250000">
            <text:p>3 250 000</text:p>
          </table:table-cell>
          <table:table-cell table:formula="of:=[.H24]-[.H23]" office:value-type="float" office:value="1250000">
            <text:p>1 250 000</text:p>
          </table:table-cell>
          <table:table-cell/>
          <table:table-cell table:formula="of:=[.K23]+1" office:value-type="float" office:value="5">
            <text:p>5</text:p>
          </table:table-cell>
          <table:table-cell table:formula="of:=(50*[.K25])+([.K23]*450+50)+[.L23]" office:value-type="float" office:value="5750">
            <text:p>5 750</text:p>
          </table:table-cell>
          <table:table-cell table:formula="of:=[.L24]-[.L23]" office:value-type="float" office:value="2150">
            <text:p>2 150</text:p>
          </table:table-cell>
          <table:table-cell table:number-columns-repeated="1011"/>
        </table:table-row>
        <table:table-row table:style-name="ro1">
          <table:table-cell table:formula="of:=[.A24]+1" office:value-type="float" office:value="6">
            <text:p>6</text:p>
          </table:table-cell>
          <table:table-cell table:formula="of:=(2500*[.A26])+([.A24]*2500)+[.B24]" office:value-type="float" office:value="105000">
            <text:p>105 000</text:p>
          </table:table-cell>
          <table:table-cell table:formula="of:=[.B25]-[.B24]" office:value-type="float" office:value="30000">
            <text:p>30 000</text:p>
          </table:table-cell>
          <table:table-cell/>
          <table:table-cell table:formula="of:=([.G24]*22500+[.G26]*500)+[.E24]" office:value-type="float" office:value="351000">
            <text:p>351 000</text:p>
          </table:table-cell>
          <table:table-cell table:formula="of:=[.E25]-[.E24]" office:value-type="float" office:value="116000">
            <text:p>116 000</text:p>
          </table:table-cell>
          <table:table-cell table:formula="of:=[.G24]+1" office:value-type="float" office:value="6">
            <text:p>6</text:p>
          </table:table-cell>
          <table:table-cell table:formula="of:=(50000*[.G26])+([.G24]*250000-50000)+[.H24]" office:value-type="float" office:value="4800000">
            <text:p>4 800 000</text:p>
          </table:table-cell>
          <table:table-cell table:formula="of:=[.H25]-[.H24]" office:value-type="float" office:value="1550000">
            <text:p>1 550 000</text:p>
          </table:table-cell>
          <table:table-cell/>
          <table:table-cell table:formula="of:=[.K24]+1" office:value-type="float" office:value="6">
            <text:p>6</text:p>
          </table:table-cell>
          <table:table-cell table:formula="of:=(50*[.K26])+([.K24]*450+50)+[.L24]" office:value-type="float" office:value="8400">
            <text:p>8 400</text:p>
          </table:table-cell>
          <table:table-cell table:formula="of:=[.L25]-[.L24]" office:value-type="float" office:value="2650">
            <text:p>2 650</text:p>
          </table:table-cell>
          <table:table-cell table:number-columns-repeated="1011"/>
        </table:table-row>
        <table:table-row table:style-name="ro1">
          <table:table-cell table:formula="of:=[.A25]+1" office:value-type="float" office:value="7">
            <text:p>7</text:p>
          </table:table-cell>
          <table:table-cell table:formula="of:=(2500*[.A27])+([.A25]*2500)+[.B25]" office:value-type="float" office:value="140000">
            <text:p>140 000</text:p>
          </table:table-cell>
          <table:table-cell table:formula="of:=[.B26]-[.B25]" office:value-type="float" office:value="35000">
            <text:p>35 000</text:p>
          </table:table-cell>
          <table:table-cell/>
          <table:table-cell table:formula="of:=([.G25]*22500+[.G27]*500)+[.E25]" office:value-type="float" office:value="490000">
            <text:p>490 000</text:p>
          </table:table-cell>
          <table:table-cell table:formula="of:=[.E26]-[.E25]" office:value-type="float" office:value="139000">
            <text:p>139 000</text:p>
          </table:table-cell>
          <table:table-cell table:formula="of:=[.G25]+1" office:value-type="float" office:value="7">
            <text:p>7</text:p>
          </table:table-cell>
          <table:table-cell table:formula="of:=(50000*[.G27])+([.G25]*250000-50000)+[.H25]" office:value-type="float" office:value="6650000">
            <text:p>6 650 000</text:p>
          </table:table-cell>
          <table:table-cell table:formula="of:=[.H26]-[.H25]" office:value-type="float" office:value="1850000">
            <text:p>1 850 000</text:p>
          </table:table-cell>
          <table:table-cell/>
          <table:table-cell table:formula="of:=[.K25]+1" office:value-type="float" office:value="7">
            <text:p>7</text:p>
          </table:table-cell>
          <table:table-cell table:formula="of:=(50*[.K27])+([.K25]*450+50)+[.L25]" office:value-type="float" office:value="11550">
            <text:p>11 550</text:p>
          </table:table-cell>
          <table:table-cell table:formula="of:=[.L26]-[.L25]" office:value-type="float" office:value="3150">
            <text:p>3 150</text:p>
          </table:table-cell>
          <table:table-cell table:number-columns-repeated="1011"/>
        </table:table-row>
        <table:table-row table:style-name="ro1">
          <table:table-cell table:formula="of:=[.A26]+1" office:value-type="float" office:value="8">
            <text:p>8</text:p>
          </table:table-cell>
          <table:table-cell table:formula="of:=(2500*[.A28])+([.A26]*2500)+[.B26]" office:value-type="float" office:value="180000">
            <text:p>180 000</text:p>
          </table:table-cell>
          <table:table-cell table:formula="of:=[.B27]-[.B26]" office:value-type="float" office:value="40000">
            <text:p>40 000</text:p>
          </table:table-cell>
          <table:table-cell/>
          <table:table-cell table:formula="of:=([.G26]*22500+[.G28]*500)+[.E26]" office:value-type="float" office:value="652000">
            <text:p>652 000</text:p>
          </table:table-cell>
          <table:table-cell table:formula="of:=[.E27]-[.E26]" office:value-type="float" office:value="162000">
            <text:p>162 000</text:p>
          </table:table-cell>
          <table:table-cell table:formula="of:=[.G26]+1" office:value-type="float" office:value="8">
            <text:p>8</text:p>
          </table:table-cell>
          <table:table-cell table:formula="of:=(50000*[.G28])+([.G26]*250000-50000)+[.H26]" office:value-type="float" office:value="8800000">
            <text:p>8 800 000</text:p>
          </table:table-cell>
          <table:table-cell table:formula="of:=[.H27]-[.H26]" office:value-type="float" office:value="2150000">
            <text:p>2 150 000</text:p>
          </table:table-cell>
          <table:table-cell/>
          <table:table-cell table:formula="of:=[.K26]+1" office:value-type="float" office:value="8">
            <text:p>8</text:p>
          </table:table-cell>
          <table:table-cell table:formula="of:=(50*[.K28])+([.K26]*450+50)+[.L26]" office:value-type="float" office:value="15200">
            <text:p>15 200</text:p>
          </table:table-cell>
          <table:table-cell table:formula="of:=[.L27]-[.L26]" office:value-type="float" office:value="3650">
            <text:p>3 650</text:p>
          </table:table-cell>
          <table:table-cell table:number-columns-repeated="1011"/>
        </table:table-row>
        <table:table-row table:style-name="ro1">
          <table:table-cell table:formula="of:=[.A27]+1" office:value-type="float" office:value="9">
            <text:p>9</text:p>
          </table:table-cell>
          <table:table-cell table:formula="of:=(2500*[.A29])+([.A27]*2500)+[.B27]" office:value-type="float" office:value="225000">
            <text:p>225 000</text:p>
          </table:table-cell>
          <table:table-cell table:formula="of:=[.B28]-[.B27]" office:value-type="float" office:value="45000">
            <text:p>45 000</text:p>
          </table:table-cell>
          <table:table-cell/>
          <table:table-cell table:formula="of:=([.G27]*22500+[.G29]*500)+[.E27]" office:value-type="float" office:value="837000">
            <text:p>837 000</text:p>
          </table:table-cell>
          <table:table-cell table:formula="of:=[.E28]-[.E27]" office:value-type="float" office:value="185000">
            <text:p>185 000</text:p>
          </table:table-cell>
          <table:table-cell table:formula="of:=[.G27]+1" office:value-type="float" office:value="9">
            <text:p>9</text:p>
          </table:table-cell>
          <table:table-cell table:formula="of:=(50000*[.G29])+([.G27]*250000-50000)+[.H27]" office:value-type="float" office:value="11250000">
            <text:p>11 250 000</text:p>
          </table:table-cell>
          <table:table-cell table:formula="of:=[.H28]-[.H27]" office:value-type="float" office:value="2450000">
            <text:p>2 450 000</text:p>
          </table:table-cell>
          <table:table-cell/>
          <table:table-cell table:formula="of:=[.K27]+1" office:value-type="float" office:value="9">
            <text:p>9</text:p>
          </table:table-cell>
          <table:table-cell table:formula="of:=(50*[.K29])+([.K27]*450+50)+[.L27]" office:value-type="float" office:value="19350">
            <text:p>19 350</text:p>
          </table:table-cell>
          <table:table-cell table:formula="of:=[.L28]-[.L27]" office:value-type="float" office:value="4150">
            <text:p>4 150</text:p>
          </table:table-cell>
          <table:table-cell table:number-columns-repeated="1011"/>
        </table:table-row>
        <table:table-row table:style-name="ro1">
          <table:table-cell table:formula="of:=[.A28]+1" office:value-type="float" office:value="10">
            <text:p>10</text:p>
          </table:table-cell>
          <table:table-cell table:formula="of:=(2500*[.A30])+([.A28]*2500)+[.B28]" office:value-type="float" office:value="275000">
            <text:p>275 000</text:p>
          </table:table-cell>
          <table:table-cell table:formula="of:=[.B29]-[.B28]" office:value-type="float" office:value="50000">
            <text:p>50 000</text:p>
          </table:table-cell>
          <table:table-cell/>
          <table:table-cell table:formula="of:=([.G28]*22500+[.G30]*500)+[.E28]" office:value-type="float" office:value="1045000">
            <text:p>1 045 000</text:p>
          </table:table-cell>
          <table:table-cell table:formula="of:=[.E29]-[.E28]" office:value-type="float" office:value="208000">
            <text:p>208 000</text:p>
          </table:table-cell>
          <table:table-cell table:formula="of:=[.G28]+1" office:value-type="float" office:value="10">
            <text:p>10</text:p>
          </table:table-cell>
          <table:table-cell table:formula="of:=(50000*[.G30])+([.G28]*250000-50000)+[.H28]" office:value-type="float" office:value="14000000">
            <text:p>14 000 000</text:p>
          </table:table-cell>
          <table:table-cell table:formula="of:=[.H29]-[.H28]" office:value-type="float" office:value="2750000">
            <text:p>2 750 000</text:p>
          </table:table-cell>
          <table:table-cell/>
          <table:table-cell table:formula="of:=[.K28]+1" office:value-type="float" office:value="10">
            <text:p>10</text:p>
          </table:table-cell>
          <table:table-cell table:formula="of:=(50*[.K30])+([.K28]*450+50)+[.L28]" office:value-type="float" office:value="24000">
            <text:p>24 000</text:p>
          </table:table-cell>
          <table:table-cell table:formula="of:=[.L29]-[.L28]" office:value-type="float" office:value="4650">
            <text:p>4 650</text:p>
          </table:table-cell>
          <table:table-cell table:number-columns-repeated="1011"/>
        </table:table-row>
        <table:table-row table:style-name="ro1">
          <table:table-cell table:formula="of:=[.A29]+1" office:value-type="float" office:value="11">
            <text:p>11</text:p>
          </table:table-cell>
          <table:table-cell table:number-columns-repeated="5"/>
          <table:table-cell table:formula="of:=[.G29]+1" office:value-type="float" office:value="11">
            <text:p>11</text:p>
          </table:table-cell>
          <table:table-cell table:number-columns-repeated="3"/>
          <table:table-cell table:formula="of:=[.K29]+1" office:value-type="float" office:value="11">
            <text:p>11</text:p>
          </table:table-cell>
          <table:table-cell table:number-columns-repeated="1013"/>
        </table:table-row>
        <table:table-row table:style-name="ro1">
          <table:table-cell table:formula="of:=[.A30]+1" office:value-type="float" office:value="12">
            <text:p>12</text:p>
          </table:table-cell>
          <table:table-cell table:number-columns-repeated="5"/>
          <table:table-cell table:formula="of:=[.G30]+1" office:value-type="float" office:value="12">
            <text:p>12</text:p>
          </table:table-cell>
          <table:table-cell table:number-columns-repeated="3"/>
          <table:table-cell table:style-name="ce1" office:value-type="string" table:number-columns-spanned="3" table:number-rows-spanned="1">
            <text:p>FieldMedic</text:p>
          </table:table-cell>
          <table:covered-table-cell table:number-columns-repeated="2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formula="of:=([.A37]*25000+5000*[.A39])" office:value-type="float" office:value="10000">
            <text:p>10 000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formula="of:=([.A38]*250000+50000*[.A40])+[.B38]" office:value-type="float" office:value="410000">
            <text:p>410 000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2.09.2013</text:date>, <text:time>07:39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16T19:18:25</meta:creation-date>
    <dc:date>2013-09-02T07:39:45.82</dc:date>
    <meta:editing-duration>PT10H42M42S</meta:editing-duration>
    <meta:editing-cycles>30</meta:editing-cycles>
    <meta:generator>OpenOffice.org/3.3$Win32 OpenOffice.org_project/330m20$Build-9567</meta:generator>
    <meta:document-statistic meta:table-count="3" meta:cell-count="276" meta:object-count="0"/>
  </office:meta>
</office:document-meta>
</file>